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579d1c" draw:opacity="80%" draw:textarea-horizontal-align="center" draw:textarea-vertical-align="middle" draw:shadow-opacity="80%"/>
    </style:style>
    <style:style style:name="gr3" style:family="graphic" style:parent-style-name="standard">
      <style:graphic-properties draw:fill-color="#de37de" draw:opacity="70%" draw:textarea-horizontal-align="center" draw:textarea-vertical-align="middle" draw:shadow-opacity="70%"/>
    </style:style>
    <style:style style:name="gr4" style:family="graphic" style:parent-style-name="standard">
      <style:graphic-properties draw:fill="solid" draw:fill-color="#ff8080" draw:opacity="70%" draw:textarea-horizontal-align="center" draw:textarea-vertical-align="middle" draw:shadow-opacity="70%"/>
    </style:style>
    <style:style style:name="gr5" style:family="graphic" style:parent-style-name="standard">
      <style:graphic-properties draw:fill="solid" draw:fill-color="#ffff00" draw:opacity="70%" draw:textarea-horizontal-align="center" draw:textarea-vertical-align="middle" draw:shadow-opacity="70%"/>
    </style:style>
    <style:style style:name="gr6" style:family="graphic" style:parent-style-name="standard">
      <style:graphic-properties draw:fill="solid" draw:fill-color="#de37de" draw:opacity="70%" draw:textarea-horizontal-align="center" draw:textarea-vertical-align="middle" draw:shadow-opacity="70%"/>
    </style:style>
    <style:style style:name="gr7" style:family="graphic" style:parent-style-name="standard">
      <style:graphic-properties draw:fill="solid" draw:fill-color="#ff808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5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4cm" fo:min-width="1.8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5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08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3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2.2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0.3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3cm" fo:min-width="0.8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0.891cm"/>
    </style:style>
    <style:style style:name="gr17" style:family="graphic" style:parent-style-name="standard">
      <style:graphic-properties draw:marker-start="Circle" draw:marker-end="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1cm" fo:min-width="3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1cm" fo:min-width="2.838cm"/>
    </style:style>
    <style:style style:name="gr20" style:family="graphic" style:parent-style-name="standard">
      <style:graphic-properties draw:marker-start="Circle" draw:marker-end="Circle" draw:marker-end-width="0.3cm" draw:textarea-horizontal-align="center" draw:textarea-vertical-align="middle"/>
    </style:style>
    <style:style style:name="gr21" style:family="graphic" style:parent-style-name="standard">
      <style:graphic-properties svg:stroke-width="0.05cm" draw:marker-start="Circle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="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="Circle" draw:marker-start-width="0.38cm" draw:marker-end="Square_20_45" draw:marker-end-width="0.38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1cm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5cm" draw:marker-start="Square_20_45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cm" draw:marker-start="Square_20_45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cm" draw:marker-start="" draw:marker-start-width="0.38cm" draw:marker-end="" draw:marker-end-width="0.38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cm" draw:marker-start="Square_20_45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2.2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2.248cm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5.499cm" svg:height="5cm" svg:x="15.499cm" svg:y="15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99cm" svg:height="5cm" svg:x="15.499cm" svg:y="9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cm" svg:height="6cm" svg:x="1.498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5cm" svg:height="6cm" svg:x="1.498cm" svg:y="8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5cm" svg:height="6cm" svg:x="4.998cm" svg:y="0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layer="layout" svg:width="10.5cm" svg:height="4.5cm" svg:x="5.498cm" svg:y="1.199cm">
          <text:p/>
        </draw:rect>
        <draw:rect draw:style-name="gr3" draw:text-style-name="P1" draw:layer="layout" svg:width="7cm" svg:height="3.25cm" svg:x="8.5cm" svg:y="1.75cm">
          <text:p/>
        </draw:rect>
        <draw:rect draw:style-name="gr4" draw:text-style-name="P1" draw:layer="layout" svg:width="4cm" svg:height="2.3cm" svg:x="11.5cm" svg:y="1.7cm">
          <text:p/>
        </draw:rect>
        <draw:rect draw:style-name="gr5" draw:text-style-name="P1" draw:layer="layout" svg:width="4cm" svg:height="2.5cm" svg:x="1.898cm" svg:y="9.799cm">
          <text:p/>
        </draw:rect>
        <draw:rect draw:style-name="gr5" draw:text-style-name="P1" draw:layer="layout" svg:width="4cm" svg:height="2.5cm" svg:x="6.398cm" svg:y="9.799cm">
          <text:p/>
        </draw:rect>
        <draw:rect draw:style-name="gr5" draw:text-style-name="P1" draw:layer="layout" svg:width="4cm" svg:height="2.5cm" svg:x="6.498cm" svg:y="17.699cm">
          <text:p/>
        </draw:rect>
        <draw:rect draw:style-name="gr5" draw:text-style-name="P1" draw:layer="layout" svg:width="4cm" svg:height="2.5cm" svg:x="1.998cm" svg:y="17.699cm">
          <text:p/>
        </draw:rect>
        <draw:rect draw:style-name="gr2" draw:text-style-name="P1" draw:layer="layout" svg:width="4cm" svg:height="1cm" svg:x="6.398cm" svg:y="13.299cm">
          <text:p/>
        </draw:rect>
        <draw:rect draw:style-name="gr6" draw:text-style-name="P1" draw:layer="layout" svg:width="4cm" svg:height="1cm" svg:x="6.398cm" svg:y="12.299cm">
          <text:p/>
        </draw:rect>
        <draw:rect draw:style-name="gr7" draw:text-style-name="P1" draw:layer="layout" svg:width="4cm" svg:height="1cm" svg:x="1.898cm" svg:y="12.299cm">
          <text:p/>
        </draw:rect>
        <draw:rect draw:style-name="gr2" draw:text-style-name="P1" draw:layer="layout" svg:width="4cm" svg:height="1cm" svg:x="6.498cm" svg:y="21.199cm">
          <text:p/>
        </draw:rect>
        <draw:rect draw:style-name="gr6" draw:text-style-name="P1" draw:layer="layout" svg:width="4.5cm" svg:height="3.5cm" svg:x="15.998cm" svg:y="16.699cm">
          <text:p/>
        </draw:rect>
        <draw:rect draw:style-name="gr7" draw:text-style-name="P1" draw:layer="layout" svg:width="4.5cm" svg:height="3.5cm" svg:x="15.998cm" svg:y="10.199cm">
          <text:p/>
        </draw:rect>
        <draw:rect draw:style-name="gr2" draw:text-style-name="P1" draw:layer="layout" svg:width="4.5cm" svg:height="1cm" svg:x="15.998cm" svg:y="19.199cm">
          <text:p/>
        </draw:rect>
        <draw:rect draw:style-name="gr7" draw:text-style-name="P1" draw:layer="layout" svg:width="4cm" svg:height="1cm" svg:x="1.998cm" svg:y="20.199cm">
          <text:p/>
        </draw:rect>
        <draw:rect draw:style-name="gr6" draw:text-style-name="P1" draw:layer="layout" svg:width="4cm" svg:height="1cm" svg:x="6.498cm" svg:y="20.199cm">
          <text:p/>
        </draw:rect>
        <draw:frame draw:style-name="gr8" draw:text-style-name="P2" draw:layer="layout" svg:width="3.471cm" svg:height="1.663cm" svg:x="1.698cm" svg:y="8.736cm">
          <draw:text-box>
            <text:p><text:span text:style-name="T1">Rule / Test</text:span></text:p>
          </draw:text-box>
        </draw:frame>
        <draw:frame draw:style-name="gr9" draw:text-style-name="P3" draw:layer="layout" svg:width="2.648cm" svg:height="2.364cm" svg:x="1.898cm" svg:y="9.836cm">
          <draw:text-box>
            <text:p><text:span text:style-name="T1">LHS</text:span></text:p>
            <text:p><text:span text:style-name="T2">pattern</text:span></text:p>
          </draw:text-box>
        </draw:frame>
        <draw:frame draw:style-name="gr9" draw:text-style-name="P3" draw:layer="layout" svg:width="2.648cm" svg:height="2.364cm" svg:x="6.398cm" svg:y="9.799cm">
          <draw:text-box>
            <text:p><text:span text:style-name="T1">RHS</text:span></text:p>
            <text:p><text:span text:style-name="T2">pattern</text:span></text:p>
          </draw:text-box>
        </draw:frame>
        <draw:frame draw:style-name="gr9" draw:text-style-name="P3" draw:layer="layout" svg:width="2.648cm" svg:height="2.364cm" svg:x="1.998cm" svg:y="17.699cm">
          <draw:text-box>
            <text:p><text:span text:style-name="T1">LHS</text:span></text:p>
            <text:p><text:span text:style-name="T2">pattern</text:span></text:p>
          </draw:text-box>
        </draw:frame>
        <draw:frame draw:style-name="gr9" draw:text-style-name="P3" draw:layer="layout" svg:width="2.648cm" svg:height="2.364cm" svg:x="6.498cm" svg:y="17.699cm">
          <draw:text-box>
            <text:p><text:span text:style-name="T1">RHS</text:span></text:p>
            <text:p><text:span text:style-name="T2">pattern</text:span></text:p>
          </draw:text-box>
        </draw:frame>
        <draw:frame draw:style-name="gr10" draw:text-style-name="P3" draw:layer="layout" svg:width="3.485cm" svg:height="1.663cm" svg:x="1.707cm" svg:y="16.699cm">
          <draw:text-box>
            <text:p><text:span text:style-name="T1">Subpattern</text:span></text:p>
          </draw:text-box>
        </draw:frame>
        <draw:frame draw:style-name="gr11" draw:text-style-name="P3" draw:layer="layout" svg:width="2.956cm" svg:height="1.663cm" svg:x="15.998cm" svg:y="9.236cm">
          <draw:text-box>
            <text:p><text:span text:style-name="T1">Function</text:span></text:p>
          </draw:text-box>
        </draw:frame>
        <draw:frame draw:style-name="gr12" draw:text-style-name="P3" draw:layer="layout" svg:width="3.295cm" svg:height="1.663cm" svg:x="15.998cm" svg:y="15.699cm">
          <draw:text-box>
            <text:p><text:span text:style-name="T1">Procedure</text:span></text:p>
          </draw:text-box>
        </draw:frame>
        <draw:frame draw:style-name="gr13" draw:text-style-name="P2" draw:layer="layout" svg:width="3.145cm" svg:height="1.663cm" svg:x="5.447cm" svg:y="0.199cm">
          <draw:text-box>
            <text:p><text:span text:style-name="T1">Sequence</text:span></text:p>
          </draw:text-box>
        </draw:frame>
        <draw:frame draw:style-name="gr14" draw:text-style-name="P3" draw:layer="layout" svg:width="0.954cm" svg:height="1.663cm" svg:x="1.998cm" svg:y="12.336cm">
          <draw:text-box>
            <text:p><text:span text:style-name="T1">if</text:span></text:p>
          </draw:text-box>
        </draw:frame>
        <draw:frame draw:style-name="gr14" draw:text-style-name="P2" draw:layer="layout" svg:width="0.954cm" svg:height="1.663cm" svg:x="2.007cm" svg:y="20.237cm">
          <draw:text-box>
            <text:p><text:span text:style-name="T1">if</text:span></text:p>
          </draw:text-box>
        </draw:frame>
        <draw:frame draw:style-name="gr15" draw:text-style-name="P3" draw:layer="layout" svg:width="1.662cm" svg:height="1.663cm" svg:x="6.607cm" svg:y="20.199cm">
          <draw:text-box>
            <text:p><text:span text:style-name="T1">eval</text:span></text:p>
          </draw:text-box>
        </draw:frame>
        <draw:frame draw:style-name="gr15" draw:text-style-name="P3" draw:layer="layout" svg:width="1.662cm" svg:height="1.663cm" svg:x="6.607cm" svg:y="12.299cm">
          <draw:text-box>
            <text:p><text:span text:style-name="T1">eval</text:span></text:p>
          </draw:text-box>
        </draw:frame>
        <draw:frame draw:style-name="gr16" draw:text-style-name="P3" draw:layer="layout" svg:width="2.391cm" svg:height="1.002cm" svg:x="6.607cm" svg:y="13.299cm">
          <draw:text-box>
            <text:p><text:span text:style-name="T1">exec</text:span></text:p>
          </draw:text-box>
        </draw:frame>
        <draw:frame draw:style-name="gr16" draw:text-style-name="P3" draw:layer="layout" svg:width="2.391cm" svg:height="1.002cm" svg:x="6.608cm" svg:y="21.199cm">
          <draw:text-box>
            <text:p><text:span text:style-name="T1">exec</text:span></text:p>
          </draw:text-box>
        </draw:frame>
        <draw:frame draw:style-name="gr16" draw:text-style-name="P3" draw:layer="layout" svg:width="2.391cm" svg:height="1.002cm" svg:x="16.507cm" svg:y="19.199cm">
          <draw:text-box>
            <text:p><text:span text:style-name="T1">exec</text:span></text:p>
          </draw:text-box>
        </draw:frame>
        <draw:line draw:style-name="gr17" draw:text-style-name="P1" draw:layer="layout" svg:x1="4.798cm" svg:y1="11.599cm" svg:x2="4.798cm" svg:y2="15.699cm">
          <text:p/>
        </draw:line>
        <draw:line draw:style-name="gr17" draw:text-style-name="P1" draw:layer="layout" svg:x1="5.497cm" svg:y1="12.699cm" svg:x2="5.497cm" svg:y2="16.199cm">
          <text:p/>
        </draw:line>
        <draw:frame draw:style-name="gr18" draw:text-style-name="P2" draw:layer="layout" svg:width="4.35cm" svg:height="2.371cm" svg:x="8.65cm" svg:y="3.2cm">
          <draw:text-box>
            <text:p><text:span text:style-name="T1">Sequence</text:span></text:p>
            <text:p><text:span text:style-name="T1">Computations</text:span></text:p>
          </draw:text-box>
        </draw:frame>
        <draw:frame draw:style-name="gr19" draw:text-style-name="P3" draw:layer="layout" svg:width="3.82cm" svg:height="1.701cm" svg:x="11.498cm" svg:y="1.799cm">
          <draw:text-box>
            <text:p><text:span text:style-name="T1">Sequence</text:span></text:p>
            <text:p><text:span text:style-name="T1">Expressions</text:span></text:p>
          </draw:text-box>
        </draw:frame>
        <draw:line draw:style-name="gr17" draw:text-style-name="P1" draw:layer="layout" svg:x1="9.998cm" svg:y1="20.499cm" svg:x2="13.998cm" svg:y2="20.499cm">
          <text:p/>
        </draw:line>
        <draw:line draw:style-name="gr20" draw:text-style-name="P1" draw:layer="layout" svg:x1="9.698cm" svg:y1="13.899cm" svg:x2="12.098cm" svg:y2="13.899cm">
          <text:p/>
        </draw:line>
        <draw:line draw:style-name="gr21" draw:text-style-name="P1" draw:layer="layout" svg:x1="12.998cm" svg:y1="3.399cm" svg:x2="12.998cm" svg:y2="11.999cm">
          <text:p/>
        </draw:line>
        <draw:line draw:style-name="gr20" draw:text-style-name="P1" draw:layer="layout" svg:x1="16.398cm" svg:y1="18.799cm" svg:x2="13.798cm" svg:y2="18.799cm">
          <text:p/>
        </draw:line>
        <draw:line draw:style-name="gr22" draw:text-style-name="P1" draw:layer="layout" svg:x1="6.799cm" svg:y1="7.699cm" svg:x2="6.799cm" svg:y2="8.699cm">
          <text:p/>
        </draw:line>
        <draw:line draw:style-name="gr23" draw:text-style-name="P1" draw:layer="layout" svg:x1="12.198cm" svg:y1="7.599cm" svg:x2="6.598cm" svg:y2="7.599cm">
          <text:p/>
        </draw:line>
        <draw:line draw:style-name="gr21" draw:text-style-name="P1" draw:layer="layout" svg:x1="5.398cm" svg:y1="16.199cm" svg:x2="12.998cm" svg:y2="16.199cm">
          <text:p/>
        </draw:line>
        <draw:line draw:style-name="gr24" draw:text-style-name="P1" draw:layer="layout" svg:x1="19.496cm" svg:y1="16.699cm" svg:x2="19.496cm" svg:y2="13.699cm">
          <text:p/>
        </draw:line>
        <draw:line draw:style-name="gr25" draw:text-style-name="P1" draw:layer="layout" svg:x1="13.798cm" svg:y1="17.199cm" svg:x2="15.498cm" svg:y2="17.199cm">
          <text:p/>
        </draw:line>
        <draw:line draw:style-name="gr26" draw:text-style-name="P1" draw:layer="layout" svg:x1="12.799cm" svg:y1="7.599cm" svg:x2="16.999cm" svg:y2="7.599cm">
          <text:p/>
        </draw:line>
        <draw:line draw:style-name="gr27" draw:text-style-name="P1" draw:layer="layout" svg:x1="12.998cm" svg:y1="11.699cm" svg:x2="12.998cm" svg:y2="16.199cm">
          <text:p/>
        </draw:line>
        <draw:line draw:style-name="gr27" draw:text-style-name="P1" draw:layer="layout" svg:x1="11.998cm" svg:y1="7.599cm" svg:x2="11.998cm" svg:y2="21.599cm">
          <text:p/>
        </draw:line>
        <draw:line draw:style-name="gr21" draw:text-style-name="P1" draw:layer="layout" svg:x1="13.998cm" svg:y1="12.499cm" svg:x2="13.998cm" svg:y2="20.499cm">
          <text:p/>
        </draw:line>
        <draw:custom-shape draw:style-name="gr28" draw:text-style-name="P1" draw:layer="layout" svg:width="0.6cm" svg:height="1.1cm" svg:x="19.198cm" svg:y="15.6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1" draw:layer="layout" svg:x1="5.497cm" svg:y1="20.699cm" svg:x2="5.497cm" svg:y2="16.199cm">
          <text:p/>
        </draw:line>
        <draw:line draw:style-name="gr17" draw:text-style-name="P1" draw:layer="layout" svg:x1="9.998cm" svg:y1="21.599cm" svg:x2="11.998cm" svg:y2="21.599cm">
          <text:p/>
        </draw:line>
        <draw:line draw:style-name="gr17" draw:text-style-name="P1" draw:layer="layout" svg:x1="4.798cm" svg:y1="18.499cm" svg:x2="4.798cm" svg:y2="15.199cm">
          <text:p/>
        </draw:line>
        <draw:line draw:style-name="gr29" draw:text-style-name="P1" draw:layer="layout" svg:x1="4.898cm" svg:y1="15.599cm" svg:x2="2.998cm" svg:y2="15.599cm">
          <text:p/>
        </draw:line>
        <draw:line draw:style-name="gr20" draw:text-style-name="P1" draw:layer="layout" svg:x1="11.798cm" svg:y1="19.699cm" svg:x2="16.498cm" svg:y2="19.699cm">
          <text:p/>
        </draw:line>
        <draw:line draw:style-name="gr22" draw:text-style-name="P1" draw:layer="layout" svg:x1="2.998cm" svg:y1="15.599cm" svg:x2="2.998cm" svg:y2="16.599cm">
          <text:p/>
        </draw:line>
        <draw:line draw:style-name="gr17" draw:text-style-name="P1" draw:layer="layout" svg:x1="9.998cm" svg:y1="12.699cm" svg:x2="13.998cm" svg:y2="12.699cm">
          <text:p/>
        </draw:line>
        <draw:line draw:style-name="gr22" draw:text-style-name="P1" draw:layer="layout" svg:x1="6.799cm" svg:y1="7.699cm" svg:x2="6.799cm" svg:y2="6.199cm">
          <text:p/>
        </draw:line>
        <draw:line draw:style-name="gr21" draw:text-style-name="P1" draw:layer="layout" svg:x1="13.998cm" svg:y1="4.399cm" svg:x2="13.998cm" svg:y2="13.899cm">
          <text:p/>
        </draw:line>
        <draw:line draw:style-name="gr21" draw:text-style-name="P1" draw:layer="layout" svg:x1="11.999cm" svg:y1="5.099cm" svg:x2="11.999cm" svg:y2="13.699cm">
          <text:p/>
        </draw:line>
        <draw:line draw:style-name="gr20" draw:text-style-name="P1" draw:layer="layout" svg:x1="16.499cm" svg:y1="13.399cm" svg:x2="12.799cm" svg:y2="13.399cm">
          <text:p/>
        </draw:line>
        <draw:line draw:style-name="gr25" draw:text-style-name="P1" draw:layer="layout" svg:x1="13.798cm" svg:y1="10.899cm" svg:x2="15.498cm" svg:y2="10.899cm">
          <text:p/>
        </draw:line>
        <draw:line draw:style-name="gr22" draw:text-style-name="P1" draw:layer="layout" svg:x1="16.998cm" svg:y1="7.699cm" svg:x2="16.998cm" svg:y2="9.199cm">
          <text:p/>
        </draw:line>
        <draw:rect draw:style-name="gr2" draw:text-style-name="P1" draw:layer="layout" svg:width="1cm" svg:height="1cm" svg:x="17.5cm" svg:y="0.5cm">
          <text:p/>
        </draw:rect>
        <draw:rect draw:style-name="gr7" draw:text-style-name="P1" draw:layer="layout" svg:width="1cm" svg:height="1cm" svg:x="17.5cm" svg:y="5cm">
          <text:p/>
        </draw:rect>
        <draw:rect draw:style-name="gr6" draw:text-style-name="P1" draw:layer="layout" svg:width="1cm" svg:height="1cm" svg:x="17.5cm" svg:y="3.5cm">
          <text:p/>
        </draw:rect>
        <draw:rect draw:style-name="gr5" draw:text-style-name="P1" draw:layer="layout" svg:width="1cm" svg:height="1cm" svg:x="17.5cm" svg:y="2cm">
          <text:p/>
        </draw:rect>
        <draw:frame draw:style-name="gr30" draw:text-style-name="P2" draw:layer="layout" svg:width="4.445cm" svg:height="1.163cm" svg:x="18.555cm" svg:y="0.537cm">
          <draw:text-box>
            <text:p><text:span text:style-name="T1">Sequence</text:span></text:p>
          </draw:text-box>
        </draw:frame>
        <draw:frame draw:style-name="gr30" draw:text-style-name="P2" draw:layer="layout" svg:width="4.444cm" svg:height="3.131cm" svg:x="18.556cm" svg:y="4.869cm">
          <draw:text-box>
            <text:p><text:span text:style-name="T1">Expressions/</text:span></text:p>
            <text:p><text:span text:style-name="T1">Non-Graph-Changing </text:span></text:p>
            <text:p><text:span text:style-name="T1">Statements</text:span></text:p>
          </draw:text-box>
        </draw:frame>
        <draw:frame draw:style-name="gr30" draw:text-style-name="P2" draw:layer="layout" svg:width="4.444cm" svg:height="1.163cm" svg:x="18.556cm" svg:y="3.5cm">
          <draw:text-box>
            <text:p><text:span text:style-name="T1">Statements</text:span></text:p>
          </draw:text-box>
        </draw:frame>
        <draw:frame draw:style-name="gr30" draw:text-style-name="P2" draw:layer="layout" svg:width="4.444cm" svg:height="1.163cm" svg:x="18.556cm" svg:y="0.538cm">
          <draw:text-box>
            <text:p><text:span text:style-name="T1">Sequences</text:span></text:p>
          </draw:text-box>
        </draw:frame>
        <draw:frame draw:style-name="gr30" draw:text-style-name="P2" draw:layer="layout" svg:width="4.444cm" svg:height="1.163cm" svg:x="18.556cm" svg:y="2cm">
          <draw:text-box>
            <text:p><text:span text:style-name="T1">Graphlets</text:span></text:p>
          </draw:text-box>
        </draw:frame>
        <draw:line draw:style-name="gr20" draw:text-style-name="P1" draw:layer="layout" svg:x1="1.5cm" svg:y1="1.7cm" svg:x2="3.5cm" svg:y2="1.7cm">
          <text:p/>
        </draw:line>
        <draw:line draw:style-name="gr25" draw:text-style-name="P1" draw:layer="layout" svg:x1="2.5cm" svg:y1="1.5cm" svg:x2="2.5cm" svg:y2="4cm">
          <text:p/>
        </draw:line>
        <draw:frame draw:style-name="gr31" draw:text-style-name="P2" draw:layer="layout" svg:width="2.3cm" svg:height="4cm" svg:x="0.7cm" svg:y="2cm">
          <draw:text-box>
            <text:p><text:span text:style-name="T1">may call / use</text:span></text:p>
          </draw:text-box>
        </draw:frame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bitmap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keyboard-title">
      <style:graphic-properties draw:fill-color="#ffffff" draw:auto-grow-height="false" fo:min-height="3.507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7.245cm" svg:height="7.575cm" svg:x="1.877cm" svg:y="2.485cm" draw:page-number="1"/>
      <draw:page-thumbnail draw:layer="backgroundobjects" svg:width="7.245cm" svg:height="7.575cm" svg:x="1.877cm" svg:y="11.061cm"/>
      <draw:page-thumbnail draw:layer="backgroundobjects" svg:width="7.245cm" svg:height="7.575cm" svg:x="1.877cm" svg:y="19.637cm"/>
      <draw:page-thumbnail draw:layer="backgroundobjects" svg:width="7.245cm" svg:height="7.575cm" svg:x="11.877cm" svg:y="2.485cm"/>
      <draw:page-thumbnail draw:layer="backgroundobjects" svg:width="7.245cm" svg:height="7.575cm" svg:x="11.877cm" svg:y="11.061cm"/>
      <draw:page-thumbnail draw:layer="backgroundobjects" svg:width="7.245cm" svg:height="7.575cm" svg:x="11.877cm" svg:y="19.637cm"/>
    </style:handout-master>
    <style:master-page style:name="Standard" style:page-layout-name="PM1" draw:style-name="Mdp1">
      <draw:frame presentation:style-name="Standard-title" draw:layer="backgroundobjects" svg:width="25.2cm" svg:height="5.04cm" svg:x="1.398cm" svg:y="1.201cm" presentation:class="title" presentation:placeholder="true">
        <draw:text-box/>
      </draw:frame>
      <draw:frame presentation:style-name="Standard-outline1" draw:layer="backgroundobjects" svg:width="25.2cm" svg:height="19.923cm" svg:x="1.398cm" svg:y="7.062cm" presentation:class="outline" presentation:placeholder="true">
        <draw:text-box/>
      </draw:frame>
      <draw:frame presentation:style-name="Mpr1" draw:text-style-name="MP1" draw:layer="backgroundobjects" svg:width="6.524cm" svg:height="2.082cm" svg:x="1.398cm" svg:y="27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2.082cm" svg:x="9.574cm" svg:y="27.4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2.082cm" svg:x="20.074cm" svg:y="27.49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4.086cm" svg:x="1.498cm" svg:y="2.155cm" presentation:class="title" presentation:placeholder="true">
        <draw:text-box/>
      </draw:frame>
      <draw:frame presentation:style-name="forest-outline1" draw:layer="backgroundobjects" svg:width="24.5cm" svg:height="20.249cm" svg:x="1.498cm" svg:y="7.062cm" presentation:class="outline" presentation:placeholder="true">
        <draw:text-box/>
      </draw:frame>
      <draw:frame presentation:style-name="Mpr4" draw:text-style-name="MP4" draw:layer="backgroundobjects" svg:width="6.497cm" svg:height="2.073cm" svg:x="1.498cm" svg:y="27.9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8cm" svg:height="2.073cm" svg:x="9.642cm" svg:y="27.9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2.073cm" svg:x="20.1cm" svg:y="27.93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5.04cm" svg:x="1.998cm" svg:y="2.864cm" presentation:class="title" presentation:placeholder="true">
        <draw:text-box/>
      </draw:frame>
      <draw:frame presentation:style-name="wine-outline1" draw:layer="backgroundobjects" svg:width="22cm" svg:height="17.25cm" svg:x="2.998cm" svg:y="9.342cm" presentation:class="outline" presentation:placeholder="true">
        <draw:text-box/>
      </draw:frame>
      <draw:frame presentation:style-name="Mpr7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2cm" svg:height="5.04cm" svg:x="1.398cm" svg:y="1.201cm" presentation:class="title" presentation:placeholder="true">
        <draw:text-box/>
      </draw:frame>
      <draw:frame presentation:style-name="lyt-brown-outline1" draw:layer="backgroundobjects" svg:width="25.2cm" svg:height="19.923cm" svg:x="1.398cm" svg:y="7.062cm" presentation:class="outline" presentation:placeholder="true">
        <draw:text-box/>
      </draw:frame>
      <draw:frame presentation:style-name="Mpr10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5.266cm" svg:x="2.697cm" svg:y="2.639cm" presentation:class="title" presentation:placeholder="true">
        <draw:text-box/>
      </draw:frame>
      <draw:frame presentation:style-name="lyt-frepa-outline1" draw:layer="backgroundobjects" svg:width="23.098cm" svg:height="16.655cm" svg:x="3.498cm" svg:y="8.499cm" presentation:class="outline" presentation:placeholder="true">
        <draw:text-box/>
      </draw:frame>
      <draw:frame presentation:style-name="Mpr13" draw:text-style-name="MP4" draw:layer="backgroundobjects" svg:width="6.524cm" svg:height="2.082cm" svg:x="2.697cm" svg:y="26.92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2.082cm" svg:x="10.274cm" svg:y="26.92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4cm" svg:height="2.082cm" svg:x="20.374cm" svg:y="26.92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16" draw:text-style-name="MP7" draw:layer="backgroundobjects" svg:width="24cm" svg:height="4.087cm" svg:x="1.998cm" svg:y="2.154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5.094cm" svg:x="1.998cm" svg:y="7.904cm" presentation:class="outline" presentation:placeholder="true">
        <draw:text-box/>
      </draw:frame>
      <draw:frame presentation:style-name="Mpr17" draw:text-style-name="MP4" draw:layer="backgroundobjects" svg:width="6.524cm" svg:height="2.082cm" svg:x="1.875cm" svg:y="25.154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2.082cm" svg:x="9.498cm" svg:y="25.229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4cm" svg:height="2.082cm" svg:x="19.475cm" svg:y="25.22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4.313cm" svg:x="2.498cm" svg:y="2.873cm" presentation:class="title" presentation:placeholder="true">
        <draw:text-box/>
      </draw:frame>
      <draw:frame presentation:style-name="water-outline1" draw:layer="backgroundobjects" svg:width="23cm" svg:height="17.969cm" svg:x="2.498cm" svg:y="7.904cm" presentation:class="outline" presentation:placeholder="true">
        <draw:text-box/>
      </draw:frame>
      <draw:frame presentation:style-name="Mpr20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2cm" svg:height="5.04cm" svg:x="1.398cm" svg:y="1.201cm" presentation:class="title" presentation:placeholder="true">
        <draw:text-box/>
      </draw:frame>
      <draw:frame presentation:style-name="lyt-book-outline1" draw:layer="backgroundobjects" svg:width="25.2cm" svg:height="19.923cm" svg:x="1.398cm" svg:y="7.062cm" presentation:class="outline" presentation:placeholder="true">
        <draw:text-box/>
      </draw:frame>
      <draw:frame presentation:style-name="Mpr23" draw:text-style-name="MP4" draw:layer="backgroundobjects" svg:width="6.524cm" svg:height="2.082cm" svg:x="1.5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26" draw:text-style-name="MP7" draw:layer="backgroundobjects" svg:width="23.199cm" svg:height="5.04cm" svg:x="2.301cm" svg:y="2.86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7.25cm" svg:x="2.498cm" svg:y="8.623cm" presentation:class="outline" presentation:placeholder="true">
        <draw:text-box/>
      </draw:frame>
      <draw:frame presentation:style-name="Mpr27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.001cm" svg:height="3.828cm" svg:x="0.998cm" svg:y="1.489cm" presentation:class="title" presentation:placeholder="true">
        <draw:text-box/>
      </draw:frame>
      <draw:frame presentation:style-name="glacier-outline1" draw:layer="backgroundobjects" svg:width="25.099cm" svg:height="16.924cm" svg:x="1.498cm" svg:y="10.061cm" presentation:class="outline" presentation:placeholder="true">
        <draw:text-box/>
      </draw:frame>
      <draw:frame presentation:style-name="Mpr30" draw:text-style-name="MP4" draw:layer="backgroundobjects" svg:width="6.524cm" svg:height="2.082cm" svg:x="1.398cm" svg:y="28.074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2.082cm" svg:x="9.574cm" svg:y="28.074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4cm" svg:height="2.082cm" svg:x="20.074cm" svg:y="28.07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33" draw:text-style-name="MP7" draw:layer="backgroundobjects" svg:width="17.1cm" svg:height="5.04cm" svg:x="10.098cm" svg:y="1.201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5.218cm" svg:x="5.498cm" svg:y="7.062cm" presentation:class="outline" presentation:placeholder="true">
        <draw:text-box/>
      </draw:frame>
      <draw:frame presentation:style-name="Mpr34" draw:text-style-name="MP4" draw:layer="backgroundobjects" svg:width="6.524cm" svg:height="2.082cm" svg:x="4.898cm" svg:y="24.336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2.082cm" svg:x="11.674cm" svg:y="26.7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4cm" svg:height="2.082cm" svg:x="20.874cm" svg:y="26.78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5.04cm" svg:x="1.998cm" svg:y="2.209cm" presentation:class="title" presentation:placeholder="true">
        <draw:text-box/>
      </draw:frame>
      <draw:frame presentation:style-name="lyt-organic-outline1" draw:layer="backgroundobjects" svg:width="23cm" svg:height="16.655cm" svg:x="2.498cm" svg:y="7.924cm" presentation:class="outline" presentation:placeholder="true">
        <draw:text-box/>
      </draw:frame>
      <draw:frame presentation:style-name="Mpr37" draw:text-style-name="MP4" draw:layer="backgroundobjects" svg:width="6.524cm" svg:height="2.082cm" svg:x="1.698cm" svg:y="25.774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2.082cm" svg:x="9.574cm" svg:y="25.774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4cm" svg:height="2.082cm" svg:x="19.674cm" svg:y="25.774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2cm" svg:height="5.04cm" svg:x="1.398cm" svg:y="1.201cm" presentation:class="title" presentation:placeholder="true">
        <draw:text-box/>
      </draw:frame>
      <draw:frame presentation:style-name="lyt-aqua-outline1" draw:layer="backgroundobjects" svg:width="24.599cm" svg:height="16.532cm" svg:x="1.998cm" svg:y="7.904cm" presentation:class="outline" presentation:placeholder="true">
        <draw:text-box/>
      </draw:frame>
      <draw:frame presentation:style-name="Mpr40" draw:text-style-name="MP4" draw:layer="backgroundobjects" svg:width="6.524cm" svg:height="2.082cm" svg:x="1.698cm" svg:y="26.205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2.082cm" svg:x="9.873cm" svg:y="26.205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4cm" svg:height="2.082cm" svg:x="20.374cm" svg:y="26.205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2cm" svg:height="5.04cm" svg:x="1.398cm" svg:y="1.201cm" presentation:class="title" presentation:placeholder="true">
        <draw:text-box/>
      </draw:frame>
      <draw:frame presentation:style-name="lyt-bluegrey-outline1" draw:layer="backgroundobjects" svg:width="25.2cm" svg:height="19.923cm" svg:x="1.398cm" svg:y="7.062cm" presentation:class="outline" presentation:placeholder="true">
        <draw:text-box/>
      </draw:frame>
      <draw:frame presentation:style-name="Mpr43" draw:text-style-name="MP4" draw:layer="backgroundobjects" svg:width="6.524cm" svg:height="2.082cm" svg:x="1.398cm" svg:y="27.499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2.082cm" svg:x="9.574cm" svg:y="27.499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4cm" svg:height="2.082cm" svg:x="20.074cm" svg:y="27.499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2cm" svg:height="5.04cm" svg:x="1.398cm" svg:y="1.201cm" presentation:class="title" presentation:placeholder="true">
        <draw:text-box/>
      </draw:frame>
      <draw:frame presentation:style-name="Standard-outline1" draw:layer="backgroundobjects" svg:width="25.2cm" svg:height="19.923cm" svg:x="1.398cm" svg:y="7.062cm" presentation:class="outline" presentation:placeholder="true">
        <draw:text-box/>
      </draw:frame>
      <draw:frame presentation:style-name="Mpr1" draw:text-style-name="MP1" draw:layer="backgroundobjects" svg:width="6.524cm" svg:height="2.082cm" svg:x="1.398cm" svg:y="27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2.082cm" svg:x="9.574cm" svg:y="27.49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2.082cm" svg:x="20.074cm" svg:y="27.49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3T16:56:01.12</meta:creation-date>
    <meta:editing-duration>PT34H17M48S</meta:editing-duration>
    <meta:editing-cycles>48</meta:editing-cycles>
    <dc:date>2013-04-21T23:14:04</dc:date>
    <meta:generator>OpenOffice.org/3.2$Win32 OpenOffice.org_project/320m18$Build-9502</meta:generator>
    <meta:print-date>2013-04-21T21:52:08.82</meta:print-date>
    <meta:document-statistic meta:object-count="257"/>
  </office:meta>
</office:document-meta>
</file>